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Lohit Devanagari1" svg:font-family="'Lohit Devanagari'"/>
    <style:font-face style:name="Roboto Condensed" svg:font-family="'Roboto Condensed', Arial, sans-serif"/>
    <style:font-face style:name="inherit" svg:font-family="inherit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officeooo:rsid="00005f92" officeooo:paragraph-rsid="00005f92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05f92" officeooo:paragraph-rsid="00005f9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1pt" fo:font-weight="bold" officeooo:rsid="00005f92" officeooo:paragraph-rsid="00005f92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imes New Roman" fo:font-size="11pt" fo:font-weight="bold" officeooo:rsid="0008f0c9" officeooo:paragraph-rsid="0008f0c9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imes New Roman" fo:font-size="11pt" officeooo:rsid="00005f92" officeooo:paragraph-rsid="00005f92" style:font-size-asian="11pt" style:font-size-complex="11pt"/>
    </style:style>
    <style:style style:name="P6" style:family="paragraph" style:parent-style-name="Standard">
      <style:text-properties style:font-name="Times New Roman" fo:font-size="11pt" officeooo:rsid="0008f0c9" officeooo:paragraph-rsid="0008f0c9" style:font-size-asian="11pt" style:font-size-complex="11pt"/>
    </style:style>
    <style:style style:name="P7" style:family="paragraph" style:parent-style-name="Text_20_body">
      <style:text-properties officeooo:rsid="000302bd" officeooo:paragraph-rsid="000302bd"/>
    </style:style>
    <style:style style:name="P8" style:family="paragraph" style:parent-style-name="Text_20_body">
      <style:text-properties officeooo:paragraph-rsid="000302bd"/>
    </style:style>
    <style:style style:name="P9" style:family="paragraph" style:parent-style-name="Text_20_body">
      <style:text-properties officeooo:paragraph-rsid="00049ad0"/>
    </style:style>
    <style:style style:name="P10" style:family="paragraph" style:parent-style-name="Text_20_body">
      <style:text-properties officeooo:rsid="00049ad0" officeooo:paragraph-rsid="00049ad0"/>
    </style:style>
    <style:style style:name="P11" style:family="paragraph" style:parent-style-name="Text_20_body">
      <style:text-properties style:font-name="Times new Roman" fo:font-size="10pt" style:font-size-asian="10pt" style:font-size-complex="10pt"/>
    </style:style>
    <style:style style:name="P12" style:family="paragraph" style:parent-style-name="Text_20_body">
      <style:text-properties style:font-name="Times new Roman" fo:font-size="10pt" officeooo:paragraph-rsid="000302bd" style:font-size-asian="10pt" style:font-size-complex="10pt"/>
    </style:style>
    <style:style style:name="P13" style:family="paragraph" style:parent-style-name="Text_20_body">
      <style:text-properties style:font-name="Times new Roman" fo:font-size="10pt" officeooo:rsid="000302bd" officeooo:paragraph-rsid="000302bd" style:font-size-asian="10pt" style:font-size-complex="10pt"/>
    </style:style>
    <style:style style:name="P14" style:family="paragraph" style:parent-style-name="Text_20_body">
      <style:text-properties style:font-name="Times new Roman" fo:font-size="10pt" officeooo:paragraph-rsid="00049ad0" style:font-size-asian="10pt" style:font-size-complex="10pt"/>
    </style:style>
    <style:style style:name="P15" style:family="paragraph" style:parent-style-name="Text_20_body">
      <style:text-properties style:font-name="Times new Roman" fo:font-size="10pt" officeooo:rsid="00049ad0" officeooo:paragraph-rsid="00049ad0" style:font-size-asian="10pt" style:font-size-complex="10pt"/>
    </style:style>
    <style:style style:name="P16" style:family="paragraph" style:parent-style-name="Text_20_body">
      <style:text-properties style:font-name="Times New Roman" fo:font-size="11pt" officeooo:paragraph-rsid="000302bd" style:font-size-asian="11pt" style:font-size-complex="11pt"/>
    </style:style>
    <style:style style:name="P17" style:family="paragraph" style:parent-style-name="Text_20_body">
      <style:text-properties style:font-name="Times New Roman" fo:font-size="11pt" officeooo:rsid="000302bd" officeooo:paragraph-rsid="000302bd" style:font-size-asian="11pt" style:font-size-complex="11pt"/>
    </style:style>
    <style:style style:name="P18" style:family="paragraph" style:parent-style-name="Text_20_body">
      <style:paragraph-properties>
        <style:tab-stops>
          <style:tab-stop style:position="0.1146in"/>
        </style:tab-stops>
      </style:paragraph-properties>
      <style:text-properties style:font-name="Times New Roman" fo:font-size="11pt" officeooo:paragraph-rsid="000302bd" style:font-size-asian="11pt" style:font-size-complex="11pt"/>
    </style:style>
    <style:style style:name="P19" style:family="paragraph" style:parent-style-name="Text_20_body">
      <style:text-properties style:font-name="Times New Roman" fo:font-size="11pt" officeooo:paragraph-rsid="00049ad0" style:font-size-asian="11pt" style:font-size-complex="11pt"/>
    </style:style>
    <style:style style:name="P20" style:family="paragraph" style:parent-style-name="Text_20_body">
      <style:text-properties style:font-name="Times New Roman" fo:font-size="11pt" officeooo:rsid="00049ad0" officeooo:paragraph-rsid="00049ad0" style:font-size-asian="11pt" style:font-size-complex="11pt"/>
    </style:style>
    <style:style style:name="P21" style:family="paragraph" style:parent-style-name="Text_20_body">
      <style:text-properties style:font-name="Times New Roman" fo:font-size="11pt" officeooo:rsid="0008f0c9" officeooo:paragraph-rsid="0008f0c9" style:font-size-asian="11pt" style:font-size-complex="11pt"/>
    </style:style>
    <style:style style:name="P22" style:family="paragraph" style:parent-style-name="Text_20_body">
      <style:text-properties style:font-name="Times New Roman" fo:font-size="11pt" officeooo:paragraph-rsid="0008f0c9" style:font-size-asian="11pt" style:font-size-complex="11pt"/>
    </style:style>
    <style:style style:name="P23" style:family="paragraph" style:parent-style-name="Text_20_body">
      <style:text-properties style:font-name="Times New Roman" fo:font-size="11pt" fo:font-weight="bold" officeooo:paragraph-rsid="000302bd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Times New Roman" fo:font-size="11pt" fo:font-weight="bold" officeooo:rsid="000302bd" officeooo:paragraph-rsid="000302bd" style:font-size-asian="11pt" style:font-weight-asian="bold" style:font-size-complex="11pt" style:font-weight-complex="bold"/>
    </style:style>
    <style:style style:name="P25" style:family="paragraph" style:parent-style-name="Text_20_body">
      <style:text-properties style:font-name="Times New Roman" fo:font-size="11pt" fo:font-weight="bold" officeooo:rsid="000670c6" officeooo:paragraph-rsid="000670c6" style:font-size-asian="11pt" style:font-weight-asian="bold" style:font-size-complex="11pt" style:font-weight-complex="bold"/>
    </style:style>
    <style:style style:name="P26" style:family="paragraph" style:parent-style-name="Text_20_body">
      <style:text-properties style:font-name="Times New Roman" fo:font-size="11pt" fo:font-weight="bold" officeooo:rsid="00049ad0" officeooo:paragraph-rsid="00049ad0" style:font-size-asian="11pt" style:font-weight-asian="bold" style:font-size-complex="11pt" style:font-weight-complex="bold"/>
    </style:style>
    <style:style style:name="P27" style:family="paragraph" style:parent-style-name="Text_20_body">
      <style:text-properties style:font-name="Times New Roman" fo:font-size="11pt" fo:font-weight="bold" officeooo:paragraph-rsid="0008f0c9" style:font-size-asian="11pt" style:font-weight-asian="bold" style:font-size-complex="11pt" style:font-weight-complex="bold"/>
    </style:style>
    <style:style style:name="P28" style:family="paragraph" style:parent-style-name="Text_20_body">
      <style:text-properties fo:font-variant="normal" fo:text-transform="none" fo:color="#272727" style:font-name="Roboto Condensed" fo:font-size="13.5pt" fo:letter-spacing="normal" fo:font-style="normal" fo:font-weight="normal" officeooo:rsid="0008f0c9" officeooo:paragraph-rsid="0008f0c9"/>
    </style:style>
    <style:style style:name="P29" style:family="paragraph" style:parent-style-name="Text_20_body">
      <style:text-properties fo:font-variant="normal" fo:text-transform="none" fo:color="#272727" style:font-name="Times New Roman" fo:font-size="11pt" fo:letter-spacing="normal" fo:font-style="normal" fo:font-weight="normal" officeooo:rsid="0008f0c9" officeooo:paragraph-rsid="0008f0c9" style:font-size-asian="11pt" style:font-size-complex="11pt"/>
    </style:style>
    <style:style style:name="P30" style:family="paragraph" style:parent-style-name="Heading_20_3">
      <style:text-properties fo:font-variant="normal" fo:text-transform="none" fo:color="#336699" style:font-name="Times new Roman" fo:font-size="10pt" fo:letter-spacing="normal" fo:font-style="normal" fo:font-weight="normal" officeooo:rsid="00005f92" officeooo:paragraph-rsid="00005f92" style:font-size-asian="10pt" style:font-size-complex="10pt"/>
    </style:style>
    <style:style style:name="T1" style:family="text">
      <style:text-properties officeooo:rsid="000302bd"/>
    </style:style>
    <style:style style:name="T2" style:family="text">
      <style:text-properties fo:color="#333333" style:font-name="inherit" fo:font-weight="normal" fo:padding="0in" fo:border="none"/>
    </style:style>
    <style:style style:name="T3" style:family="text">
      <style:text-properties fo:color="#333333" fo:font-weight="normal" fo:padding="0in" fo:border="none"/>
    </style:style>
    <style:style style:name="T4" style:family="text">
      <style:text-properties fo:color="#333333" style:font-name="Times New Roman" fo:font-weight="normal" fo:padding="0in" fo:border="none"/>
    </style:style>
    <style:style style:name="T5" style:family="text">
      <style:text-properties fo:color="#333333" style:font-name="Times New Roman" fo:font-size="11pt" fo:font-weight="normal" style:font-size-asian="11pt" style:font-size-complex="11pt" fo:padding="0in" fo:border="none"/>
    </style:style>
    <style:style style:name="T6" style:family="text">
      <style:text-properties fo:font-variant="normal" fo:text-transform="none" fo:color="#272727" fo:letter-spacing="normal" fo:font-style="normal"/>
    </style:style>
    <style:style style:name="T7" style:family="text">
      <style:text-properties fo:font-variant="normal" fo:text-transform="none" fo:color="#272727" fo:letter-spacing="normal" fo:font-style="normal" fo:font-weight="normal"/>
    </style:style>
    <style:style style:name="T8" style:family="text">
      <style:text-properties fo:font-variant="normal" fo:text-transform="none" fo:color="#272727" fo:letter-spacing="normal" fo:font-style="normal" fo:font-weight="normal" officeooo:rsid="000302bd"/>
    </style:style>
    <style:style style:name="T9" style:family="text">
      <style:text-properties fo:font-variant="normal" fo:text-transform="none" fo:color="#272727" fo:letter-spacing="normal" fo:font-style="normal" fo:font-weight="normal" officeooo:rsid="00049ad0"/>
    </style:style>
    <style:style style:name="T10" style:family="text">
      <style:text-properties fo:font-variant="normal" fo:text-transform="none" fo:color="#272727" fo:letter-spacing="normal" fo:font-style="normal" fo:font-weight="normal" officeooo:rsid="00005f92"/>
    </style:style>
    <style:style style:name="T11" style:family="text">
      <style:text-properties fo:font-variant="normal" fo:text-transform="none" fo:color="#272727" fo:letter-spacing="normal" fo:font-style="normal" officeooo:rsid="000302bd"/>
    </style:style>
    <style:style style:name="T12" style:family="text">
      <style:text-properties fo:font-variant="normal" fo:text-transform="none" fo:color="#272727" style:font-name="Times new Roman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272727" style:font-name="Times New Roman" fo:letter-spacing="normal"/>
    </style:style>
    <style:style style:name="T14" style:family="text">
      <style:text-properties fo:font-variant="normal" fo:text-transform="none" fo:color="#272727" style:font-name="Times New Roman" fo:letter-spacing="normal" fo:font-style="normal" fo:font-weight="normal"/>
    </style:style>
    <style:style style:name="T15" style:family="text">
      <style:text-properties fo:font-variant="normal" fo:text-transform="none" fo:color="#272727" style:font-name="Times New Roman" fo:letter-spacing="normal" fo:font-style="normal" fo:font-weight="normal" officeooo:rsid="00005f92"/>
    </style:style>
    <style:style style:name="T16" style:family="text">
      <style:text-properties fo:font-variant="normal" fo:text-transform="none" fo:color="#272727" style:font-name="Times New Roman" fo:letter-spacing="normal" fo:font-style="normal" fo:font-weight="normal" fo:padding="0in" fo:border="none"/>
    </style:style>
    <style:style style:name="T17" style:family="text">
      <style:text-properties fo:font-variant="normal" fo:text-transform="none" fo:color="#272727" style:font-name="Times New Roman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272727" style:font-name="Times New Roman" fo:font-size="11pt" fo:letter-spacing="normal" fo:font-style="normal" fo:font-weight="normal" officeooo:rsid="00005f92" style:font-size-asian="11pt" style:font-size-complex="11pt"/>
    </style:style>
    <style:style style:name="T19" style:family="text">
      <style:text-properties fo:font-variant="normal" fo:text-transform="none" fo:color="#272727" style:font-name="Times New Roman" fo:font-size="11pt" fo:letter-spacing="normal" fo:font-style="normal" fo:font-weight="normal" style:font-size-asian="11pt" style:font-size-complex="11pt" fo:padding="0in" fo:border="none"/>
    </style:style>
    <style:style style:name="T20" style:family="text">
      <style:text-properties fo:font-variant="normal" fo:text-transform="none" fo:color="#272727" style:font-name="Times New Roman" fo:font-size="11pt" fo:letter-spacing="normal" style:font-size-asian="11pt" style:font-size-complex="11pt"/>
    </style:style>
    <style:style style:name="T21" style:family="text">
      <style:text-properties fo:font-variant="normal" fo:text-transform="none" fo:color="#272727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272727" fo:font-size="11pt" fo:letter-spacing="normal" fo:font-style="normal" fo:font-weight="normal" officeooo:rsid="00005f92" style:font-size-asian="11pt" style:font-size-complex="11pt"/>
    </style:style>
    <style:style style:name="T23" style:family="text">
      <style:text-properties fo:font-variant="normal" fo:text-transform="none" fo:color="#272727" fo:font-size="11pt" fo:letter-spacing="normal" fo:font-style="normal" fo:font-weight="normal" style:font-size-asian="11pt" style:font-size-complex="11pt" fo:padding="0in" fo:border="none"/>
    </style:style>
    <style:style style:name="T24" style:family="text">
      <style:text-properties fo:font-variant="normal" fo:text-transform="none" fo:color="#272727" fo:font-size="11pt" fo:letter-spacing="normal" style:font-size-asian="11pt" style:font-size-complex="11pt"/>
    </style:style>
    <style:style style:name="T25" style:family="text">
      <style:text-properties fo:font-variant="normal" fo:text-transform="none" fo:color="#333333" style:font-name="Times New Roman" fo:letter-spacing="normal" fo:font-style="normal" fo:font-weight="normal" officeooo:rsid="00005f92" fo:padding="0in" fo:border="none"/>
    </style:style>
    <style:style style:name="T26" style:family="text">
      <style:text-properties fo:font-variant="normal" fo:text-transform="none" fo:color="#333333" style:font-name="Times New Roman" fo:letter-spacing="normal" fo:font-style="normal" fo:font-weight="normal" fo:padding="0in" fo:border="none"/>
    </style:style>
    <style:style style:name="T27" style:family="text">
      <style:text-properties fo:font-variant="normal" fo:text-transform="none" fo:color="#333333" style:font-name="Times New Roman" fo:letter-spacing="normal" fo:font-style="normal" fo:font-weight="normal" officeooo:rsid="00049ad0" fo:padding="0in" fo:border="none"/>
    </style:style>
    <style:style style:name="T28" style:family="text">
      <style:text-properties fo:font-variant="normal" fo:text-transform="none" fo:color="#333333" style:font-name="Times New Roman" fo:font-size="11pt" fo:letter-spacing="normal" fo:font-style="normal" fo:font-weight="normal" officeooo:rsid="00005f92" style:font-size-asian="11pt" style:font-size-complex="11pt" fo:padding="0in" fo:border="none"/>
    </style:style>
    <style:style style:name="T29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 fo:padding="0in" fo:border="none"/>
    </style:style>
    <style:style style:name="T30" style:family="text">
      <style:text-properties fo:font-variant="normal" fo:text-transform="none" fo:color="#333333" style:font-name="Times New Roman" fo:font-size="11pt" fo:letter-spacing="normal" fo:font-style="normal" fo:font-weight="normal" officeooo:rsid="00049ad0" style:font-size-asian="11pt" style:font-size-complex="11pt" fo:padding="0in" fo:border="none"/>
    </style:style>
    <style:style style:name="T31" style:family="text">
      <style:text-properties fo:font-variant="normal" fo:text-transform="none" fo:color="#333333" fo:font-size="11pt" fo:letter-spacing="normal" fo:font-style="normal" fo:font-weight="normal" officeooo:rsid="00005f92" style:font-size-asian="11pt" style:font-size-complex="11pt" fo:padding="0in" fo:border="none"/>
    </style:style>
    <style:style style:name="T32" style:family="text">
      <style:text-properties fo:font-variant="normal" fo:text-transform="none" fo:color="#333333" fo:font-size="11pt" fo:letter-spacing="normal" fo:font-style="normal" fo:font-weight="normal" style:font-size-asian="11pt" style:font-size-complex="11pt" fo:padding="0in" fo:border="none"/>
    </style:style>
    <style:style style:name="T33" style:family="text">
      <style:text-properties fo:font-variant="normal" fo:text-transform="none" fo:color="#333333" fo:font-size="11pt" fo:letter-spacing="normal" fo:font-style="normal" fo:font-weight="normal" officeooo:rsid="00049ad0" style:font-size-asian="11pt" style:font-size-complex="11pt" fo:padding="0in" fo:border="none"/>
    </style:style>
    <style:style style:name="T34" style:family="text">
      <style:text-properties fo:font-variant="normal" fo:text-transform="none" fo:color="#ffffff" fo:letter-spacing="normal" fo:font-style="normal" fo:font-weight="normal"/>
    </style:style>
    <style:style style:name="T35" style:family="text">
      <style:text-properties fo:font-variant="normal" fo:text-transform="none" fo:color="#ffffff" fo:letter-spacing="normal" fo:font-style="normal" fo:font-weight="normal" officeooo:rsid="000302bd"/>
    </style:style>
    <style:style style:name="T36" style:family="text">
      <style:text-properties officeooo:rsid="00049ad0"/>
    </style:style>
    <style:style style:name="T37" style:family="text">
      <style:text-properties officeooo:rsid="000670c6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size="11pt" style:font-size-asian="11pt" style:font-size-complex="11pt"/>
    </style:style>
    <style:style style:name="T40" style:family="text">
      <style:text-properties officeooo:rsid="0008f0c9"/>
    </style:style>
    <style:style style:name="T41" style:family="text">
      <style:text-properties style:text-position="super 58%"/>
    </style:style>
    <style:style style:name="T4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GER VNC SERVER INSTALLATION</text:p>
      <text:p text:style-name="P4">Date:- 12<text:span text:style-name="T41">th</text:span> <text:s/>Jan 2016.</text:p>
      <text:p text:style-name="P6"/>
      <text:p text:style-name="P3">Step 1:- <text:s text:c="2"/><text:span text:style-name="T37">Installing</text:span> <text:span text:style-name="T1">G</text:span>nome <text:span text:style-name="T1">D</text:span>esktop.</text:p>
      <text:p text:style-name="P5"/>
      <text:p text:style-name="P8"><text:span text:style-name="T18">If you’ve installed a minimal version of </text:span><text:span text:style-name="Strong_20_Emphasis"><text:span text:style-name="T28">Operating System</text:span></text:span><text:span text:style-name="T18">, which gives only a command-line interface not </text:span><text:span text:style-name="Strong_20_Emphasis"><text:span text:style-name="T28">GUI</text:span></text:span><text:span text:style-name="T18">. Then you need to install a </text:span><text:span text:style-name="Strong_20_Emphasis"><text:span text:style-name="T28">GUI </text:span></text:span><text:span text:style-name="T18">(</text:span><text:span text:style-name="Strong_20_Emphasis"><text:span text:style-name="T28">Graphical User Interface</text:span></text:span><text:span text:style-name="T18">) with </text:span><text:span text:style-name="Strong_20_Emphasis"><text:span text:style-name="T28">GNOME Desktop</text:span></text:span><text:span text:style-name="T18">. The </text:span><text:span text:style-name="Strong_20_Emphasis"><text:span text:style-name="T28">GNOME </text:span></text:span><text:span text:style-name="T18">desktop provides a lightweight desktop environment that works very well on remote </text:span><text:span text:style-name="Strong_20_Emphasis"><text:span text:style-name="T28">VNC </text:span></text:span><text:span text:style-name="T18">desktops.</text:span></text:p>
      <text:p text:style-name="P16"><text:span text:style-name="T8">#yum groupinstall “X Window System” “Desktop”</text:span></text:p>
      <text:p text:style-name="P23"><text:span text:style-name="T11">Step 2:- Installing Tight VNC Server.</text:span></text:p>
      <text:p text:style-name="P8"><text:span text:style-name="Strong_20_Emphasis"><text:span text:style-name="T29">TightVNC</text:span></text:span><text:span text:style-name="Strong_20_Emphasis"><text:span text:style-name="T19"> </text:span></text:span><text:span text:style-name="T17">a remote desktop control software that enables us to connect to remote desktops. To install, use the following </text:span><text:span text:style-name="Strong_20_Emphasis"><text:span text:style-name="T29">yum command</text:span></text:span><text:span text:style-name="Strong_20_Emphasis"><text:span text:style-name="T19"> </text:span></text:span><text:span text:style-name="T17">as shown below.</text:span></text:p>
      <text:p text:style-name="P16"><text:span text:style-name="T8">#yum install tigervnc-server xorg-xll-fonts-Type1 -y</text:span></text:p>
      <text:p text:style-name="P24">Step 3:- <text:s/>Create a Normal VNC Server.</text:p>
      <text:p text:style-name="P7"><text:span text:style-name="T17">Create a normal user, that will be used to connect to remote desktop. For example, I’ve used “</text:span><text:span text:style-name="Strong_20_Emphasis"><text:span text:style-name="T29">skilrock</text:span></text:span><text:span text:style-name="T17">” as a user, you can choose your own </text:span><text:span text:style-name="Strong_20_Emphasis"><text:span text:style-name="T29">username</text:span></text:span><text:span text:style-name="T17">.</text:span></text:p>
      <text:p text:style-name="P17"><text:span text:style-name="T7">#useradd skilrock</text:span></text:p>
      <text:p text:style-name="P17"><text:span text:style-name="T7">#passwd skilrock</text:span></text:p>
      <text:p text:style-name="P24"><text:span text:style-name="T6">Step 4:- Set VNC Password for User.</text:span></text:p>
      <text:p text:style-name="P18"><text:span text:style-name="T8">#</text:span>su<text:span text:style-name="T8"> – skilrock</text:span></text:p>
      <text:p text:style-name="P17"><text:span text:style-name="T7">#vncpasswd</text:span></text:p>
      <text:p text:style-name="P7"><text:span text:style-name="T17">The above command ask you to supply password twice and creates “</text:span><text:span text:style-name="Strong_20_Emphasis"><text:span text:style-name="T29">.vnc</text:span></text:span><text:span text:style-name="T20">” </text:span><text:span text:style-name="T17">directory under user’s </text:span><text:span text:style-name="Strong_20_Emphasis"><text:span text:style-name="T29">home directory</text:span></text:span><text:span text:style-name="Strong_20_Emphasis"><text:span text:style-name="T19"> </text:span></text:span><text:span text:style-name="T17">with </text:span><text:span text:style-name="Strong_20_Emphasis"><text:span text:style-name="T29">passwd</text:span></text:span><text:span text:style-name="Strong_20_Emphasis"><text:span text:style-name="T19"> </text:span></text:span><text:span text:style-name="T17">file inside it. You can check the password file is created, by using following command</text:span></text:p>
      <text:p text:style-name="P17"><text:span text:style-name="T7">#ls -l /home/skilrock/.vnc/</text:span></text:p>
      <text:p text:style-name="P7"><text:span text:style-name="T17">Now </text:span><text:span text:style-name="Strong_20_Emphasis"><text:span text:style-name="T29">exit </text:span></text:span><text:span text:style-name="T17">from user login and return to </text:span><text:span text:style-name="Strong_20_Emphasis"><text:span text:style-name="T29">root </text:span></text:span><text:span text:style-name="T17">user login.</text:span></text:p>
      <text:p text:style-name="P17"><text:span text:style-name="T7">#exit</text:span></text:p>
      <text:p text:style-name="P25">Step 5:- Create VNC Xstartup Script.</text:p>
      <text:p text:style-name="P7"><text:span text:style-name="T17">Create the </text:span><text:span text:style-name="Strong_20_Emphasis"><text:span text:style-name="T29">xstartup</text:span></text:span><text:span text:style-name="Strong_20_Emphasis"><text:span text:style-name="T19"> </text:span></text:span><text:span text:style-name="T17">script as </text:span><text:span text:style-name="Strong_20_Emphasis"><text:span text:style-name="T29">root</text:span></text:span><text:span text:style-name="Strong_20_Emphasis"><text:span text:style-name="T19"> </text:span></text:span><text:span text:style-name="T17">user. This can be created by starting the </text:span><text:span text:style-name="Strong_20_Emphasis"><text:span text:style-name="T29">VNC</text:span></text:span><text:span text:style-name="Strong_20_Emphasis"><text:span text:style-name="T19"> </text:span></text:span><text:span text:style-name="T17">server.</text:span></text:p>
      <text:p text:style-name="P19"><text:span text:style-name="T36">#/etc/init.d/vncserver start</text:span></text:p>
      <text:p text:style-name="P9"><text:span text:style-name="T17">Next, check whether </text:span><text:span text:style-name="Strong_20_Emphasis"><text:span text:style-name="T29">xstartup</text:span></text:span><text:span text:style-name="Strong_20_Emphasis"><text:span text:style-name="T19"> </text:span></text:span><text:span text:style-name="T17">script is created under (</text:span><text:span text:style-name="Strong_20_Emphasis"><text:span text:style-name="T30">skilrock</text:span></text:span><text:span text:style-name="T17">) user’s </text:span><text:span text:style-name="Strong_20_Emphasis"><text:span text:style-name="T29">home directory</text:span></text:span><text:span text:style-name="T17">, do “</text:span><text:span text:style-name="Strong_20_Emphasis"><text:span text:style-name="T29">ls -l</text:span></text:span><text:span text:style-name="T20">” </text:span><text:span text:style-name="T17">command.</text:span></text:p>
      <text:p text:style-name="P19"><text:span text:style-name="T9">#ls -l /home/skilrock/.vnc/</text:span></text:p>
      <text:p text:style-name="P9"><text:span text:style-name="T17">Once, it created, <text:s/>set a desktop resolution in </text:span><text:span text:style-name="Strong_20_Emphasis"><text:span text:style-name="T29">xstartup </text:span></text:span><text:span text:style-name="T17">file. For this, you must stop running </text:span><text:span text:style-name="Strong_20_Emphasis"><text:span text:style-name="T29">VNC </text:span></text:span><text:span text:style-name="T17">service.</text:span></text:p>
      <text:p text:style-name="P20"><text:span text:style-name="T7">#/etc/init.d/vncserver stop</text:span></text:p>
      <text:p text:style-name="P26"><text:span text:style-name="T6">Step 6:- Starting Xstartup Resolution.</text:span></text:p>
      <text:p text:style-name="P10"><text:soft-page-break/><text:span text:style-name="T17">Open file “</text:span><text:span text:style-name="Strong_20_Emphasis"><text:span text:style-name="T29">/etc/sysconfig/vncservers</text:span></text:span><text:span text:style-name="T17">” file your choice of editor. Here I’m using “</text:span><text:span text:style-name="Strong_20_Emphasis"><text:span text:style-name="T29">nano</text:span></text:span><text:span text:style-name="T17">” editor. <text:s/>Create new </text:span><text:span text:style-name="Strong_20_Emphasis"><text:span text:style-name="T29">VNC</text:span></text:span><text:span text:style-name="T17">Session for “</text:span><text:span text:style-name="Strong_20_Emphasis"><text:span text:style-name="T29">skilrock</text:span></text:span><text:span text:style-name="T17">” with below command. where “</text:span><text:span text:style-name="Strong_20_Emphasis"><text:span text:style-name="T29">-geomerty” </text:span></text:span><text:span text:style-name="T17">is used define desktop resolution.</text:span></text:p>
      <text:p text:style-name="P21"><text:span text:style-name="T7">#nano /etc/sysconfig/vncservers</text:span></text:p>
      <text:p text:style-name="P29">And add following lines to it at the bottom of file. Save and close it.</text:p>
      <text:p text:style-name="P29">##Single User##</text:p>
      <text:p text:style-name="P29">VNCSERVERS=”1:skilrock”</text:p>
      <text:p text:style-name="P29">VNCSERVERSARGS[1]=”-geometry 1280*1024”</text:p>
      <text:p text:style-name="P28"><text:span text:style-name="T39">If you’re dealing with multiple users, first create a vncpasswd for all </text:span><text:span text:style-name="Strong_20_Emphasis"><text:span text:style-name="T5">user’s </text:span></text:span><text:span text:style-name="T39">as described above in </text:span><text:span text:style-name="Strong_20_Emphasis"><text:span text:style-name="T5">step 4</text:span></text:span><text:span text:style-name="T39">, and then add those user’s to the </text:span><text:span text:style-name="Strong_20_Emphasis"><text:span text:style-name="T5">VNCSERVERS </text:span></text:span><text:span text:style-name="T39">line and add a </text:span><text:span text:style-name="Strong_20_Emphasis"><text:span text:style-name="T5">VNCSERVERARGS</text:span></text:span><text:span text:style-name="T39">[</text:span><text:span text:style-name="Strong_20_Emphasis"><text:span text:style-name="T5">x</text:span></text:span><text:span text:style-name="T39">] entry as shown below. Where ‘</text:span><text:span text:style-name="Strong_20_Emphasis"><text:span text:style-name="T5">x</text:span></text:span><text:span text:style-name="T39">‘ is the</text:span><text:span text:style-name="Strong_20_Emphasis"><text:span text:style-name="T5">ID </text:span></text:span><text:span text:style-name="T39">number.</text:span></text:p>
      <text:p text:style-name="P29">##Multiple Users##</text:p>
      <text:p text:style-name="P29">VNCSERVERS=”2:ravi 3:shivam 4:manu”</text:p>
      <text:p text:style-name="P29">VNCSERVERSARGS[2]=”-geometry 1280*1024”</text:p>
      <text:p text:style-name="P29">VNCSERVERSARGS[3]=”-geometry 1280*1024”</text:p>
      <text:p text:style-name="P29">VNCSERVERSARGS[4]=”-geometry 1280*1024”</text:p>
      <text:p text:style-name="P27"><text:span text:style-name="T40">Step 7:- Starting TightVNC Server.</text:span></text:p>
      <text:p text:style-name="P22"><text:span text:style-name="T40">#/etc/init.d/vncserver start.</text:span></text:p>
      <text:p text:style-name="P27"><text:span text:style-name="T40">Step 8:- Enable TightVNC Server Ports in fireball.</text:span></text:p>
      <text:p text:style-name="P22"><text:span text:style-name="T40">5900 for root</text:span></text:p>
      <text:p text:style-name="P22"><text:span text:style-name="T40">5901 for skilrock</text:span></text:p>
      <text:p text:style-name="P22"><text:span text:style-name="T40">5902 for ravi</text:span></text:p>
      <text:p text:style-name="P22"><text:span text:style-name="T40">5903 for shivam</text:span></text:p>
      <text:p text:style-name="P22"><text:span text:style-name="T40">5904 for manu.</text:span></text:p>
      <text:p text:style-name="P22"><text:span text:style-name="T40">## END....</text:span><text:line-break/></text:p>
      <text:p text:style-name="P10"><text:span text:style-name="T12"/></text:p>
      <text:p text:style-name="P15"><text:span text:style-name="T7"/></text:p>
      <text:p text:style-name="P11"><text:line-break/></text:p>
      <text:p text:style-name="P11"><text:line-break/><text:line-break/></text:p>
      <text:p text:style-name="P14"/>
      <text:p text:style-name="P11"><text:soft-page-break/><text:line-break/></text:p>
      <text:p text:style-name="P11"><text:line-break/></text:p>
      <text:p text:style-name="P12"><text:span text:style-name="T35">#</text:span><text:span text:style-name="T34"> System" "Desktop"</text:span></text:p>
      <text:p text:style-name="P13"><text:span text:style-name="T10"/></text:p>
      <text:h text:style-name="P30" text:outline-level="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, Courier, monospace"/>
    <style:font-face style:name="Lohit Devanagari1" svg:font-family="'Lohit Devanagari'"/>
    <style:font-face style:name="Roboto Condensed" svg:font-family="'Roboto Condensed', Arial, sans-serif"/>
    <style:font-face style:name="inherit" svg:font-family="inherit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AR PL UMing HK" style:font-family-asian="'AR PL UMing HK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vam Singh</meta:initial-creator>
    <meta:creation-date>2016-01-12T09:57:53.682270894</meta:creation-date>
    <dc:date>2016-01-12T11:59:09.793308643</dc:date>
    <dc:creator>Shivam Singh</dc:creator>
    <meta:editing-duration>PT42M53S</meta:editing-duration>
    <meta:editing-cycles>6</meta:editing-cycles>
    <meta:generator>LibreOffice/4.2.8.2$Linux_X86_64 LibreOffice_project/420$Build-2</meta:generator>
    <meta:document-statistic meta:table-count="0" meta:image-count="0" meta:object-count="0" meta:page-count="3" meta:paragraph-count="53" meta:word-count="402" meta:character-count="2695" meta:non-whitespace-character-count="2329"/>
  </office:meta>
</office:document-meta>
</file>